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A000001E2ED42364D33B229F0.png" manifest:media-type="image/png"/>
  <manifest:file-entry manifest:full-path="Pictures/100000000000031A000001E2AA511B565C7F6BAE.png" manifest:media-type="image/png"/>
  <manifest:file-entry manifest:full-path="Pictures/100000000000031A000001E29A70BB224468B872.png" manifest:media-type="image/png"/>
  <manifest:file-entry manifest:full-path="Pictures/100000010000031D000001316F362092459397EA.png" manifest:media-type="image/png"/>
  <manifest:file-entry manifest:full-path="Pictures/200000090000524400001F62776E325041B494FB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62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623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059cm" svg:height="8.033cm" svg:x="3.175cm" svg:y="1.492cm">
          <draw:image xlink:href="Pictures/200000090000524400001F62776E325041B494FB.svm" xlink:type="simple" xlink:show="embed" xlink:actuate="onLoad" draw:mime-type="image/x-svm">
            <text:p/>
          </draw:image>
          <draw:image xlink:href="Pictures/100000010000031D000001316F362092459397E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21.007cm" svg:height="5.131cm" svg:x="3.175cm" svg:y="0.584cm">
          <draw:image xlink:href="Pictures/100000000000031A000001E2AA511B565C7F6BAE.png" xlink:type="simple" xlink:show="embed" xlink:actuate="onLoad" draw:mime-type="image/png">
            <text:p/>
          </draw:image>
        </draw:frame>
        <draw:frame draw:style-name="gr4" draw:text-style-name="P1" draw:layer="layout" svg:width="17.197cm" svg:height="5.017cm" svg:x="3.175cm" svg:y="5.778cm">
          <draw:image xlink:href="Pictures/100000000000031A000001E29A70BB224468B872.png" xlink:type="simple" xlink:show="embed" xlink:actuate="onLoad" draw:mime-type="image/png">
            <text:p/>
          </draw:image>
        </draw:frame>
        <draw:frame draw:style-name="gr4" draw:text-style-name="P1" draw:layer="layout" svg:width="17.474cm" svg:height="5.097cm" svg:x="3.175cm" svg:y="10.653cm">
          <draw:image xlink:href="Pictures/100000000000031A000001E2ED42364D33B229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0T17:12:03.525962449</meta:creation-date>
    <dc:date>2023-02-10T17:49:49.781426970</dc:date>
    <meta:editing-duration>PT7M3S</meta:editing-duration>
    <meta:editing-cycles>1</meta:editing-cycles>
    <meta:document-statistic meta:object-count="29"/>
    <meta:generator>LibreOffice/7.3.7.2$Linux_X86_64 LibreOffice_project/30$Build-2</meta:generator>
  </office:meta>
</office:document-meta>
</file>